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c9e91" officeooo:paragraph-rsid="001c9e91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1924a0" officeooo:paragraph-rsid="001924a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1924a0" officeooo:paragraph-rsid="005a71a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1c9e91" officeooo:paragraph-rsid="001c9e9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normal" officeooo:rsid="0067d0f4" officeooo:paragraph-rsid="0070f9c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924a0" officeooo:paragraph-rsid="001924a0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c9e91" officeooo:paragraph-rsid="001c9e91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e9a92" officeooo:paragraph-rsid="001e9a92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289fcf" officeooo:paragraph-rsid="00289fcf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289fcf" officeooo:paragraph-rsid="00448694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465df3" officeooo:paragraph-rsid="00465df3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normal" officeooo:rsid="00448694" officeooo:paragraph-rsid="0044869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normal" officeooo:rsid="00465df3" officeooo:paragraph-rsid="005bd38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normal" officeooo:rsid="00465df3" officeooo:paragraph-rsid="005f253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normal" officeooo:rsid="00631fa9" officeooo:paragraph-rsid="00631fa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465df3" officeooo:paragraph-rsid="00465df3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05746" officeooo:paragraph-rsid="00605746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05746" officeooo:paragraph-rsid="0060e72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05746" officeooo:paragraph-rsid="00631fa9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55708" officeooo:paragraph-rsid="0065570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55708" officeooo:paragraph-rsid="006ae91e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55708" officeooo:paragraph-rsid="006d399c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language="pt" fo:country="BR" fo:font-weight="bold" officeooo:rsid="00176ef8" officeooo:paragraph-rsid="00176ef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weight="bold" officeooo:rsid="00176ef8" officeooo:paragraph-rsid="00176ef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fo:font-weight="normal" officeooo:rsid="001924a0" officeooo:paragraph-rsid="001924a0" style:font-size-asian="8.75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386f20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3e3e87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41f172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3a5f47"/>
    </style:style>
    <style:style style:name="P30" style:family="paragraph" style:parent-style-name="Standard">
      <style:paragraph-properties fo:text-align="center" style:justify-single-word="false"/>
      <style:text-properties officeooo:paragraph-rsid="00176ef8"/>
    </style:style>
    <style:style style:name="P31" style:family="paragraph" style:parent-style-name="Standard">
      <style:paragraph-properties fo:line-height="150%" fo:text-align="justify" style:justify-single-word="false"/>
      <style:text-properties fo:font-weight="normal" officeooo:rsid="00465df3" officeooo:paragraph-rsid="00465df3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weight="bold" officeooo:rsid="00465df3" officeooo:paragraph-rsid="00465df3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normal" officeooo:rsid="00728bcb" officeooo:paragraph-rsid="0070f9c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style:text-underline-style="none" fo:font-weight="bold" officeooo:rsid="00655708" officeooo:paragraph-rsid="00655708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e9a92" officeooo:paragraph-rsid="001e9a92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style="normal" fo:font-weight="bold" officeooo:rsid="001c9e91" officeooo:paragraph-rsid="001c9e91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73e7d9"/>
    </style:style>
    <style:style style:name="P38" style:family="paragraph" style:parent-style-name="Standard">
      <style:paragraph-properties fo:line-height="150%" fo:text-align="justify" style:justify-single-word="false"/>
      <style:text-properties fo:font-weight="bold" officeooo:rsid="005f253b" officeooo:paragraph-rsid="00465df3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 fo:break-before="page"/>
      <style:text-properties fo:font-weight="bold" officeooo:rsid="005f253b" officeooo:paragraph-rsid="00465df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48694" style:font-weight-asian="normal" style:font-weight-complex="normal"/>
    </style:style>
    <style:style style:name="T3" style:family="text">
      <style:text-properties fo:font-weight="normal" officeooo:rsid="0060e728" style:font-weight-asian="normal" style:font-weight-complex="normal"/>
    </style:style>
    <style:style style:name="T4" style:family="text">
      <style:text-properties fo:font-weight="normal" officeooo:rsid="005a6a9b" style:font-weight-asian="normal" style:font-weight-complex="normal"/>
    </style:style>
    <style:style style:name="T5" style:family="text">
      <style:text-properties fo:font-weight="normal" officeooo:rsid="00616de2" style:font-weight-asian="normal" style:font-weight-complex="normal"/>
    </style:style>
    <style:style style:name="T6" style:family="text">
      <style:text-properties fo:font-weight="normal" officeooo:rsid="00631fa9" style:font-weight-asian="normal" style:font-weight-complex="normal"/>
    </style:style>
    <style:style style:name="T7" style:family="text">
      <style:text-properties fo:font-weight="normal" officeooo:rsid="0063c9b2" style:font-weight-asian="normal" style:font-weight-complex="normal"/>
    </style:style>
    <style:style style:name="T8" style:family="text">
      <style:text-properties fo:font-weight="normal" officeooo:rsid="006608f0" style:font-weight-asian="normal" style:font-weight-complex="normal"/>
    </style:style>
    <style:style style:name="T9" style:family="text">
      <style:text-properties fo:font-weight="normal" officeooo:rsid="0067d0f4" style:font-weight-asian="normal" style:font-weight-complex="normal"/>
    </style:style>
    <style:style style:name="T10" style:family="text">
      <style:text-properties fo:font-weight="normal" officeooo:rsid="0067ed93" style:font-weight-asian="normal" style:font-weight-complex="normal"/>
    </style:style>
    <style:style style:name="T11" style:family="text">
      <style:text-properties fo:font-weight="normal" officeooo:rsid="00681a20" style:font-weight-asian="normal" style:font-weight-complex="normal"/>
    </style:style>
    <style:style style:name="T12" style:family="text">
      <style:text-properties fo:font-weight="normal" officeooo:rsid="006ae91e" style:font-weight-asian="normal" style:font-weight-complex="normal"/>
    </style:style>
    <style:style style:name="T13" style:family="text">
      <style:text-properties fo:font-weight="normal" officeooo:rsid="006d399c" style:font-weight-asian="normal" style:font-weight-complex="normal"/>
    </style:style>
    <style:style style:name="T14" style:family="text">
      <style:text-properties fo:font-weight="normal" officeooo:rsid="006f08de" style:font-weight-asian="normal" style:font-weight-complex="normal"/>
    </style:style>
    <style:style style:name="T15" style:family="text">
      <style:text-properties fo:font-weight="normal" officeooo:rsid="0077a802" style:font-weight-asian="normal" style:font-weight-complex="normal"/>
    </style:style>
    <style:style style:name="T16" style:family="text">
      <style:text-properties officeooo:rsid="001fc0b4"/>
    </style:style>
    <style:style style:name="T17" style:family="text">
      <style:text-properties style:font-name="Times new roman" fo:language="pt" fo:country="BR"/>
    </style:style>
    <style:style style:name="T18" style:family="text">
      <style:text-properties style:font-name="Times new roman" fo:font-size="12pt" fo:language="pt" fo:country="BR" fo:font-style="normal" fo:font-weight="normal" officeooo:rsid="001924a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language="pt" fo:country="BR" fo:font-style="normal" fo:font-weight="normal" officeooo:rsid="0030714c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language="pt" fo:country="BR" fo:font-style="normal" fo:font-weight="normal" officeooo:rsid="003546bc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language="pt" fo:country="BR" fo:font-style="normal" fo:font-weight="normal" officeooo:rsid="00746432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language="pt" fo:country="BR" fo:font-style="normal" fo:font-weight="normal" officeooo:rsid="0073866f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language="pt" fo:country="BR" fo:font-style="normal" fo:font-weight="normal" officeooo:rsid="0073e7d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language="pt" fo:country="BR" fo:font-style="normal" fo:font-weight="normal" officeooo:rsid="00744033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language="pt" fo:country="BR" fo:font-style="normal" fo:font-weight="normal" officeooo:rsid="0079b1cd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language="pt" fo:country="BR" fo:font-style="normal" fo:font-weight="normal" officeooo:rsid="007b4818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language="pt" fo:country="BR" fo:font-style="normal" fo:font-weight="normal" officeooo:rsid="007edfc5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language="pt" fo:country="BR" fo:font-style="normal" fo:font-weight="normal" officeooo:rsid="007fee85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language="pt" fo:country="BR" fo:font-style="normal" style:text-underline-style="none" fo:font-weight="normal" officeooo:rsid="001924a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language="pt" fo:country="BR" fo:font-style="normal" style:text-underline-style="none" fo:font-weight="normal" officeooo:rsid="003546bc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language="pt" fo:country="BR" fo:font-style="normal" style:text-underline-style="none" fo:font-weight="normal" officeooo:rsid="0030714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language="pt" fo:country="BR" fo:font-style="normal" style:text-underline-style="none" fo:font-weight="normal" officeooo:rsid="0037348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language="pt" fo:country="BR" fo:font-style="normal" style:text-underline-style="none" fo:font-weight="normal" officeooo:rsid="00379406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language="pt" fo:country="BR" fo:font-style="normal" style:text-underline-style="none" fo:font-weight="normal" officeooo:rsid="00386f2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language="pt" fo:country="BR" fo:font-style="normal" style:text-underline-style="none" fo:font-weight="normal" officeooo:rsid="003a5f47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language="pt" fo:country="BR" fo:font-style="normal" style:text-underline-style="none" fo:font-weight="normal" officeooo:rsid="003c26b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language="pt" fo:country="BR" fo:font-style="normal" style:text-underline-style="none" fo:font-weight="normal" officeooo:rsid="003d653c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language="pt" fo:country="BR" fo:font-style="normal" style:text-underline-style="none" fo:font-weight="normal" officeooo:rsid="003e3e87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language="pt" fo:country="BR" fo:font-style="normal" style:text-underline-style="none" fo:font-weight="normal" officeooo:rsid="0041f172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" fo:font-size="12pt" fo:language="pt" fo:country="BR" fo:font-style="normal" style:text-underline-style="none" fo:font-weight="normal" officeooo:rsid="004233df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" fo:font-size="12pt" fo:language="pt" fo:country="BR" fo:font-style="normal" style:text-underline-style="none" fo:font-weight="normal" officeooo:rsid="0081cb7d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" fo:font-size="12pt" fo:language="pt" fo:country="BR" fo:font-style="normal" style:text-underline-style="none" fo:font-weight="normal" officeooo:rsid="0083886a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" fo:font-size="12pt" fo:language="pt" fo:country="BR" fo:font-style="normal" style:text-underline-style="none" style:font-size-asian="10.5pt" style:font-style-asian="normal" style:font-size-complex="12pt" style:font-style-complex="normal"/>
    </style:style>
    <style:style style:name="T44" style:family="text">
      <style:text-properties style:font-name="Times new roman" fo:font-size="12pt" fo:language="pt" fo:country="BR" fo:font-style="normal" style:text-underline-style="none" officeooo:rsid="003a5f47" style:font-size-asian="10.5pt" style:font-style-asian="normal" style:font-size-complex="12pt" style:font-style-complex="normal"/>
    </style:style>
    <style:style style:name="T45" style:family="text">
      <style:text-properties style:font-name="Times new roman" fo:font-size="12pt" fo:language="pt" fo:country="BR" fo:font-style="normal" style:text-underline-style="none" officeooo:rsid="00481e86" style:font-size-asian="10.5pt" style:font-style-asian="normal" style:font-size-complex="12pt" style:font-style-complex="normal"/>
    </style:style>
    <style:style style:name="T46" style:family="text">
      <style:text-properties style:font-name="Times new roman" fo:font-size="12pt" fo:language="pt" fo:country="BR" fo:font-style="normal" style:text-underline-style="none" officeooo:rsid="004997f3" style:font-size-asian="10.5pt" style:font-style-asian="normal" style:font-size-complex="12pt" style:font-style-complex="normal"/>
    </style:style>
    <style:style style:name="T47" style:family="text">
      <style:text-properties style:font-name="Times new roman" fo:font-size="12pt" fo:language="pt" fo:country="BR" fo:font-style="normal" style:text-underline-style="none" officeooo:rsid="004b4f23" style:font-size-asian="10.5pt" style:font-style-asian="normal" style:font-size-complex="12pt" style:font-style-complex="normal"/>
    </style:style>
    <style:style style:name="T48" style:family="text">
      <style:text-properties style:font-name="Times new roman" fo:font-size="12pt" fo:language="pt" fo:country="BR" fo:font-style="normal" style:text-underline-style="none" officeooo:rsid="004d3171" style:font-size-asian="10.5pt" style:font-style-asian="normal" style:font-size-complex="12pt" style:font-style-complex="normal"/>
    </style:style>
    <style:style style:name="T49" style:family="text">
      <style:text-properties style:font-name="Times new roman" fo:font-size="12pt" fo:language="pt" fo:country="BR" fo:font-style="normal" style:text-underline-style="none" officeooo:rsid="0050b93a" style:font-size-asian="10.5pt" style:font-style-asian="normal" style:font-size-complex="12pt" style:font-style-complex="normal"/>
    </style:style>
    <style:style style:name="T50" style:family="text">
      <style:text-properties style:font-name="Times new roman" fo:font-size="12pt" fo:language="pt" fo:country="BR" fo:font-style="normal" style:text-underline-style="none" officeooo:rsid="00514e81" style:font-size-asian="10.5pt" style:font-style-asian="normal" style:font-size-complex="12pt" style:font-style-complex="normal"/>
    </style:style>
    <style:style style:name="T51" style:family="text">
      <style:text-properties style:font-name="Times new roman" fo:font-size="12pt" fo:language="pt" fo:country="BR" fo:font-style="normal" style:text-underline-style="none" officeooo:rsid="005335fe" style:font-size-asian="10.5pt" style:font-style-asian="normal" style:font-size-complex="12pt" style:font-style-complex="normal"/>
    </style:style>
    <style:style style:name="T52" style:family="text">
      <style:text-properties style:font-name="Times new roman" fo:font-size="12pt" fo:language="pt" fo:country="BR" fo:font-style="normal" style:text-underline-style="none" officeooo:rsid="0054f207" style:font-size-asian="10.5pt" style:font-style-asian="normal" style:font-size-complex="12pt" style:font-style-complex="normal"/>
    </style:style>
    <style:style style:name="T53" style:family="text">
      <style:text-properties style:font-name="Times new roman" fo:font-size="12pt" fo:language="pt" fo:country="BR" fo:font-style="normal" style:text-underline-style="none" officeooo:rsid="0055bfb4" style:font-size-asian="10.5pt" style:font-style-asian="normal" style:font-size-complex="12pt" style:font-style-complex="normal"/>
    </style:style>
    <style:style style:name="T54" style:family="text">
      <style:text-properties style:font-name="Times new roman" fo:font-size="12pt" fo:language="pt" fo:country="BR" fo:font-style="normal" style:text-underline-style="none" officeooo:rsid="00575e2b" style:font-size-asian="10.5pt" style:font-style-asian="normal" style:font-size-complex="12pt" style:font-style-complex="normal"/>
    </style:style>
    <style:style style:name="T55" style:family="text">
      <style:text-properties style:font-name="Times new roman" fo:font-size="12pt" fo:language="pt" fo:country="BR" fo:font-style="normal" style:text-underline-style="none" officeooo:rsid="0083ec74" style:font-size-asian="10.5pt" style:font-style-asian="normal" style:font-size-complex="12pt" style:font-style-complex="normal"/>
    </style:style>
    <style:style style:name="T56" style:family="text">
      <style:text-properties style:font-name="Times new roman" fo:font-size="12pt" fo:language="pt" fo:country="BR" fo:font-style="normal" style:text-underline-style="none" officeooo:rsid="00855c46" style:font-size-asian="10.5pt" style:font-style-asian="normal" style:font-size-complex="12pt" style:font-style-complex="normal"/>
    </style:style>
    <style:style style:name="T57" style:family="text">
      <style:text-properties style:font-name="Times new roman" fo:font-size="12pt" fo:language="pt" fo:country="BR" fo:font-style="normal" style:text-underline-style="none" officeooo:rsid="00863d30" style:font-size-asian="10.5pt" style:font-style-asian="normal" style:font-size-complex="12pt" style:font-style-complex="normal"/>
    </style:style>
    <style:style style:name="T58" style:family="text">
      <style:text-properties style:font-name="Times new roman" fo:font-size="12pt" fo:language="pt" fo:country="BR" fo:font-style="normal" style:text-underline-style="none" officeooo:rsid="0087fcab" style:font-size-asian="10.5pt" style:font-style-asian="normal" style:font-size-complex="12pt" style:font-style-complex="normal"/>
    </style:style>
    <style:style style:name="T59" style:family="text">
      <style:text-properties style:font-name="Times new roman" fo:font-size="12pt" fo:language="pt" fo:country="BR" fo:font-style="normal" style:text-underline-style="none" officeooo:rsid="00882e0e" style:font-size-asian="10.5pt" style:font-style-asian="normal" style:font-size-complex="12pt" style:font-style-complex="normal"/>
    </style:style>
    <style:style style:name="T60" style:family="text">
      <style:text-properties style:font-name="Times new roman" fo:font-size="12pt" fo:language="pt" fo:country="BR" fo:font-style="italic" style:text-underline-style="none" fo:font-weight="normal" officeooo:rsid="003e3e87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Times new roman" fo:font-size="12pt" fo:language="pt" fo:country="BR" fo:font-style="italic" style:text-underline-style="none" fo:font-weight="normal" officeooo:rsid="001924a0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Times new roman" fo:font-size="12pt" fo:language="pt" fo:country="BR" fo:font-style="italic" style:text-underline-style="none" officeooo:rsid="00514e81" style:font-size-asian="10.5pt" style:font-style-asian="italic" style:font-size-complex="12pt" style:font-style-complex="italic"/>
    </style:style>
    <style:style style:name="T63" style:family="text">
      <style:text-properties style:font-name="Times new roman" fo:font-size="12pt" fo:language="pt" fo:country="BR" fo:font-style="italic" style:text-underline-style="none" officeooo:rsid="005335fe" style:font-size-asian="10.5pt" style:font-style-asian="italic" style:font-size-complex="12pt" style:font-style-complex="italic"/>
    </style:style>
    <style:style style:name="T64" style:family="text">
      <style:text-properties style:font-name="Times new roman" fo:font-size="12pt" fo:language="pt" fo:country="BR" fo:font-style="italic" style:text-underline-style="none" officeooo:rsid="00575e2b" style:font-size-asian="10.5pt" style:font-style-asian="italic" style:font-size-complex="12pt" style:font-style-complex="italic"/>
    </style:style>
    <style:style style:name="T65" style:family="text">
      <style:text-properties style:font-name="Times new roman" fo:font-size="12pt" fo:language="pt" fo:country="BR" fo:font-style="italic" style:text-underline-style="none" officeooo:rsid="0087fcab" style:font-size-asian="10.5pt" style:font-style-asian="italic" style:font-size-complex="12pt" style:font-style-complex="italic"/>
    </style:style>
    <style:style style:name="T66" style:family="text">
      <style:text-properties style:font-name="Times new roman" fo:font-size="12pt" fo:language="pt" fo:country="BR" fo:font-style="italic" style:text-underline-style="none" officeooo:rsid="0054f207" style:font-size-asian="10.5pt" style:font-style-asian="italic" style:font-size-complex="12pt" style:font-style-complex="italic"/>
    </style:style>
    <style:style style:name="T67" style:family="text">
      <style:text-properties style:font-name="Times new roman" fo:font-size="12pt" fo:language="pt" fo:country="BR" fo:font-style="italic" fo:font-weight="normal" officeooo:rsid="0073e7d9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font-name="Times new roman" fo:font-size="12pt" fo:language="pt" fo:country="BR" fo:font-style="italic" fo:font-weight="normal" officeooo:rsid="00448694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Times new roman" fo:language="pt" fo:country="PT" style:text-underline-style="none" officeooo:rsid="003546bc"/>
    </style:style>
    <style:style style:name="T70" style:family="text">
      <style:text-properties style:font-name="Times new roman" fo:language="pt" fo:country="PT" style:text-underline-style="none" officeooo:rsid="00379406"/>
    </style:style>
    <style:style style:name="T71" style:family="text">
      <style:text-properties style:font-name="Times new roman" fo:font-size="10pt" fo:language="pt" fo:country="BR" fo:font-style="italic" fo:font-weight="normal" officeooo:rsid="00176ef8" style:font-size-asian="8.75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Times new roman" fo:font-size="10pt" fo:language="pt" fo:country="BR" fo:font-style="italic" fo:font-weight="normal" officeooo:rsid="001ad215" style:font-size-asian="8.75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fo:font-weight="normal" officeooo:rsid="00448694" style:font-weight-asian="normal" style:font-weight-complex="normal"/>
    </style:style>
    <style:style style:name="T75" style:family="text">
      <style:text-properties style:text-underline-style="none" officeooo:rsid="005a71a8"/>
    </style:style>
    <style:style style:name="T76" style:family="text">
      <style:text-properties style:text-underline-style="none" officeooo:rsid="005a6a9b"/>
    </style:style>
    <style:style style:name="T77" style:family="text">
      <style:text-properties style:text-underline-style="none" officeooo:rsid="0070f9cb"/>
    </style:style>
    <style:style style:name="T78" style:family="text">
      <style:text-properties style:text-underline-style="none" officeooo:rsid="00728bcb"/>
    </style:style>
    <style:style style:name="T79" style:family="text">
      <style:text-properties style:text-underline-style="none" officeooo:rsid="0072960c"/>
    </style:style>
    <style:style style:name="T80" style:family="text">
      <style:text-properties style:text-underline-style="none" officeooo:rsid="007852b3"/>
    </style:style>
    <style:style style:name="T81" style:family="text">
      <style:text-properties officeooo:rsid="00448694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officeooo:rsid="002fc97b" style:font-style-asian="italic" style:font-style-complex="italic"/>
    </style:style>
    <style:style style:name="T84" style:family="text">
      <style:text-properties fo:font-style="italic" officeooo:rsid="005a6a9b" style:font-style-asian="italic" style:font-style-complex="italic"/>
    </style:style>
    <style:style style:name="T85" style:family="text">
      <style:text-properties fo:font-style="italic" officeooo:rsid="005bd389" style:font-style-asian="italic" style:font-style-complex="italic"/>
    </style:style>
    <style:style style:name="T86" style:family="text">
      <style:text-properties fo:font-style="italic" officeooo:rsid="001924a0" style:font-style-asian="italic" style:font-style-complex="italic"/>
    </style:style>
    <style:style style:name="T87" style:family="text">
      <style:text-properties fo:font-style="italic" officeooo:rsid="005d4cda" style:font-style-asian="italic" style:font-style-complex="italic"/>
    </style:style>
    <style:style style:name="T88" style:family="text">
      <style:text-properties fo:font-style="italic" officeooo:rsid="005f253b" style:font-style-asian="italic" style:font-style-complex="italic"/>
    </style:style>
    <style:style style:name="T89" style:family="text">
      <style:text-properties fo:font-style="italic" officeooo:rsid="0070f9cb" style:font-style-asian="italic" style:font-style-complex="italic"/>
    </style:style>
    <style:style style:name="T90" style:family="text">
      <style:text-properties fo:font-style="italic" fo:font-weight="normal" officeooo:rsid="0044869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631fa9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5a6a9b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6ae91e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6f08de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style:font-style-asian="italic" style:font-style-complex="italic"/>
    </style:style>
    <style:style style:name="T96" style:family="text">
      <style:text-properties fo:font-style="italic" style:text-underline-style="none" officeooo:rsid="005a71a8" style:font-style-asian="italic" style:font-style-complex="italic"/>
    </style:style>
    <style:style style:name="T97" style:family="text">
      <style:text-properties fo:font-style="italic" style:text-underline-style="none" officeooo:rsid="005a6a9b" style:font-style-asian="italic" style:font-style-complex="italic"/>
    </style:style>
    <style:style style:name="T98" style:family="text">
      <style:text-properties fo:font-style="italic" style:text-underline-style="none" fo:font-weight="normal" officeooo:rsid="001924a0" style:font-style-asian="italic" style:font-weight-asian="normal" style:font-style-complex="italic" style:font-weight-complex="normal"/>
    </style:style>
    <style:style style:name="T99" style:family="text">
      <style:text-properties officeooo:rsid="002fc97b"/>
    </style:style>
    <style:style style:name="T100" style:family="text">
      <style:text-properties officeooo:rsid="005a6a9b"/>
    </style:style>
    <style:style style:name="T101" style:family="text">
      <style:text-properties officeooo:rsid="001924a0"/>
    </style:style>
    <style:style style:name="T102" style:family="text">
      <style:text-properties officeooo:rsid="005bd389"/>
    </style:style>
    <style:style style:name="T103" style:family="text">
      <style:text-properties officeooo:rsid="005f253b"/>
    </style:style>
    <style:style style:name="T104" style:family="text">
      <style:text-properties officeooo:rsid="0070f9cb"/>
    </style:style>
    <style:style style:name="T105" style:family="text">
      <style:text-properties officeooo:rsid="0077a802"/>
    </style:style>
    <style:style style:name="T106" style:family="text">
      <style:text-properties officeooo:rsid="0079b1cd"/>
    </style:style>
    <style:style style:name="T107" style:family="text">
      <style:text-properties officeooo:rsid="0083ec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ÍTULO DO TRABALHO</text:p>
      <text:p text:style-name="P23"/>
      <text:p text:style-name="P30"><text:span text:style-name="T71">Vítor Kei Taira Tamada </text:span><text:span text:style-name="T72">(</text:span><text:span text:style-name="T71">vitor_kei9@hotmail.com</text:span><text:span text:style-name="T72">)</text:span></text:p>
      <text:p text:style-name="P25">FLO0398 - Cultura Japonesa II – Professor Koichi Mori</text:p>
      <text:p text:style-name="P25"/>
      <text:p text:style-name="P6">Introdução</text:p>
      <text:p text:style-name="P37"><text:span text:style-name="T18"><text:tab/></text:span><text:span text:style-name="T21">O Período Kamakura foi </text:span><text:span text:style-name="T25">consideravelmente</text:span><text:span text:style-name="T21"> estável nos âmbitos político e social por uma boa parte de seus quase 150 anos. </text:span><text:span text:style-name="T22">Apesar disso, sua queda foi </text:span><text:span text:style-name="T26">repentina</text:span><text:span text:style-name="T22"> e os anos seguintes foram conturbados, com destaque para a presença de dois governantes que dividiram o país ideologicamente e disputavam pelo poder. </text:span><text:span text:style-name="T23">Este trabalho apresentará características gerais d</text:span><text:span text:style-name="T24">a política e sociedade</text:span><text:span text:style-name="T23"> do Período Kamakura que levaram ao fim dessa era e como eles mudaram na transição para o Período</text:span><text:span text:style-name="T67"> </text:span><text:span text:style-name="T68">Nanboku-ch</text:span><text:span text:style-name="T61">ō</text:span><text:span text:style-name="T29">.</text:span></text:p>
      <text:p text:style-name="P2"/>
      <text:p text:style-name="P9">1 Período Kamakura</text:p>
      <text:p text:style-name="P9"/>
      <text:p text:style-name="P10"><text:tab/><text:span text:style-name="T2">O Período Kamakura (1185-1333) ocorreu entre o Período Heian (794-1185) e a Restauração Ke</text:span><text:span text:style-name="T15">n</text:span><text:span text:style-name="T2">mu (1333-1336), com o Período das Duas Cortes (</text:span><text:span text:style-name="T90">Nanboku-ch</text:span><text:span text:style-name="T98">ō</text:span><text:span text:style-name="T74">, 1336-1392) vindo logo em seguida. Foi uma era marcada pela ascenção dos samurais, surgimento das castas de guerreiros, estabelecimento do feudalismo e considerável estabilidade política.</text:span></text:p>
      <text:p text:style-name="P12"/>
      <text:p text:style-name="P11">1.1 <text:span text:style-name="T107">Aspectos p</text:span>olític<text:span text:style-name="T107">os</text:span></text:p>
      <text:p text:style-name="P11"/>
      <text:p text:style-name="P3"><text:tab/><text:span text:style-name="T81">O Período Kamakura começou com a vitória da família Minamoto (clã Genji) sobre o clã Taira na Guerra Genpei (1180-1185). Em 1185, Minamoto no Yoritomo liderou a vitória na Batalha de Dan-no-ura que encerrou a Guerra Genpei. Poucos meses depois, recebeu, da corte imperial, permissão para nomear </text:span><text:span text:style-name="T83">shugos</text:span><text:span text:style-name="T99"> (governadores de uma ou mais províncias, com funções militares e administrativas) e </text:span><text:span text:style-name="T83">jit</text:span><text:span text:style-name="T95">ō</text:span><text:span text:style-name="T83">s</text:span><text:span text:style-name="T99"> (intendentes com a função de arrecadação de impostos e <text:s/>manutenção da paz local) para os </text:span><text:span text:style-name="T83">sh</text:span><text:span text:style-name="T95">ō</text:span><text:span text:style-name="T96">ens</text:span><text:span text:style-name="T75"> (propriedades privadas) </text:span><text:span text:style-name="T99">e, em 1192, o título de </text:span><text:span text:style-name="T83">Sei-i Taish</text:span><text:span text:style-name="T95">ō</text:span><text:span text:style-name="T83">gun</text:span><text:span text:style-name="T99">. Isso resultou no reconhecimento formal do governo militar em Kamakura, criado por Yoritomo durante a guerra contra o clã Taira, pelo governo imperial em Ky</text:span><text:span text:style-name="T73">ō</text:span><text:span text:style-name="T99">to, estabelecendo o shogunato Kamakura.</text:span></text:p>
      <text:p text:style-name="P28"><text:span text:style-name="T18"><text:tab/></text:span><text:span text:style-name="T19">No começo, havia um equilíbrio entre os governos situados em Ky</text:span><text:span text:style-name="T29">ō</text:span><text:span text:style-name="T19">to e em Kamakura. Enquanto o primeiro mantinha o prestígio de estar na cidade da nobreza, corte e alta cultura, o </text:span><text:soft-page-break/><text:span text:style-name="T19">segundo possuía maior poder e controle administrativo. Entretanto, depois da morte de Yoritomo, em 1199, iniciaram-se disputas pelo poder, uma vez que o falecido shogun não só não deixou descendentes aptos para ocupar seu lugar, como também eliminou </text:span><text:span text:style-name="T27">familiares por serem </text:span><text:span text:style-name="T19">as maiores ameaças à sua autoridade. O resultado desses conflitos foi a tomada do controle do shogunato pelo clã H</text:span><text:span text:style-name="T29">ō</text:span><text:span text:style-name="T19">j</text:span><text:span text:style-name="T29">ō</text:span><text:span text:style-name="T19">, por meio de H</text:span><text:span text:style-name="T29">ō</text:span><text:span text:style-name="T19">j</text:span><text:span text:style-name="T29">ō</text:span><text:span text:style-name="T19"> Masako, viúva de Yoritomo, </text:span><text:span text:style-name="T28">iniciando o período regencial do shogunato Kamakura.</text:span></text:p>
      <text:p text:style-name="P26"><text:span text:style-name="T19"><text:tab/></text:span><text:span text:style-name="T20">A crescente interferência do shogunato nas questões políticas do Japão culminou na </text:span><text:span text:style-name="T19">Guerra J</text:span><text:span text:style-name="T29">ō</text:span><text:span text:style-name="T30">ky</text:span><text:bookmark text:name="firstHeading"/><text:span text:style-name="T69">ū (1221), também conhecida como Rebelião </text:span><text:span text:style-name="T31">J</text:span><text:span text:style-name="T29">ō</text:span><text:span text:style-name="T30">ky</text:span><text:bookmark text:name="firstHeading2"/><text:span text:style-name="T69">ū, entre o corte imperial, liderada pelo antigo imperador Go-Toba, e </text:span><text:span text:style-name="T70">o clã H</text:span><text:span text:style-name="T29">ō</text:span><text:span text:style-name="T33">j</text:span><text:span text:style-name="T29">ō, </text:span><text:span text:style-name="T33">liderado pelo </text:span><text:span text:style-name="T69">segundo regente, H</text:span><text:span text:style-name="T29">ō</text:span><text:span text:style-name="T30">j</text:span><text:span text:style-name="T29">ō </text:span><text:span text:style-name="T30">Yoshitoki. </text:span><text:span text:style-name="T32">Com a vitória d</text:span><text:span text:style-name="T33">o shogunato, a corte imperial foi finalmente colocada sob controle dos H</text:span><text:span text:style-name="T29">ō</text:span><text:span text:style-name="T33">j</text:span><text:span text:style-name="T29">ō</text:span><text:span text:style-name="T33">s e o poder sobre o Japão se consolidou em Kamakura.</text:span></text:p>
      <text:p text:style-name="P27"><text:span text:style-name="T33"><text:tab/></text:span><text:span text:style-name="T36">Um dos maiores destaques e conquistas da regência H</text:span><text:span text:style-name="T29">ō</text:span><text:span text:style-name="T36">j</text:span><text:span text:style-name="T29">ō </text:span><text:span text:style-name="T36">fo</text:span><text:span text:style-name="T41">i</text:span><text:span text:style-name="T36"> contra as invasões dos mongóis, em 1274 e em 1281. </text:span><text:span text:style-name="T37">Em ambas as invasões, tempestades torrenciais auxiliaram os japoneses a repelirem os invasores, </text:span><text:span text:style-name="T38">o que iniciou uma crença na proteção dos deuses, em particular dos ventos divinos, </text:span><text:span text:style-name="T60">kamikaze</text:span><text:span text:style-name="T38">. Por mais que essas vitórias tenham criado um clima de nacionalismo e aumento do prestígio da família H</text:span><text:span text:style-name="T29">ō</text:span><text:span text:style-name="T38">j</text:span><text:span text:style-name="T29">ō, </text:span><text:span text:style-name="T38">uma sensação de medo e temor por novas invasões também se estabeleceu. </text:span><text:span text:style-name="T40">Além disso, a</text:span><text:span text:style-name="T38"> compensação que as famílias dos que participaram das batalhas exigiram era dificilmente realizáve</text:span><text:span text:style-name="T39">l</text:span><text:span text:style-name="T38">, pois os inimigos, </text:span><text:span text:style-name="T39">por serem estrangeiros,</text:span><text:span text:style-name="T38"> não deixaram terras que pudessem ser distribuídas como pagamento pelos serviços militares. Os problemas financeiros resultantes dessas batalhas levaram a queda da lealdade dos vassalos com seus senhores </text:span><text:span text:style-name="T39">e foi um dos principais motivos da decadência do shogunato Kamakura</text:span><text:span text:style-name="T38">.</text:span></text:p>
      <text:p text:style-name="P29"><text:span text:style-name="T33"><text:tab/></text:span><text:span text:style-name="T34">A regência H</text:span><text:span text:style-name="T29">ō</text:span><text:span text:style-name="T34">j</text:span><text:span text:style-name="T29">ō </text:span><text:span text:style-name="T34">durou até o final do período Kamakura e </text:span><text:span text:style-name="T35">teve um governo forte e estável. Ironicamente, o clã H</text:span><text:span text:style-name="T29">ō</text:span><text:span text:style-name="T35">j</text:span><text:span text:style-name="T29">ō </text:span><text:span text:style-name="T35">faz</text:span><text:span text:style-name="T41">ia</text:span><text:span text:style-name="T35"> parte da linha</text:span><text:span text:style-name="T36">gem</text:span><text:span text:style-name="T35"> da família Taira, derrotada pela família Minamoto </text:span><text:span text:style-name="T42">no início dessa era da história do Japão.</text:span></text:p>
      <text:p text:style-name="P29"/>
      <text:p text:style-name="P32"><text:span text:style-name="T44">1.</text:span><text:span text:style-name="T43">2 </text:span><text:span text:style-name="T55">Aspectos s</text:span><text:span text:style-name="T43">ocia</text:span><text:span text:style-name="T55">is</text:span></text:p>
      <text:p text:style-name="P32"/>
      <text:p text:style-name="P31"><text:span text:style-name="T43"><text:tab/></text:span><text:span text:style-name="T45">A ascenção dos samurais, </text:span><text:span text:style-name="T46">o surgimento das castas de guerreiros na sociedade, o estabelecimento de um centro militar com amplos poderes civis (o shogunato), e a maior </text:span><text:span text:style-name="T49">importância</text:span><text:span text:style-name="T46"> d</text:span><text:span text:style-name="T49">a</text:span><text:span text:style-name="T46"> relaç</text:span><text:span text:style-name="T49">ão de</text:span><text:span text:style-name="T46"> senhor-vassalo</text:span><text:span text:style-name="T49"> </text:span><text:span text:style-name="T46">no exercício do poder foram as principais forças que </text:span><text:soft-page-break/><text:span text:style-name="T46">moveram </text:span><text:span text:style-name="T47">a sociedade japonesa à prática feudal, </text:span><text:span text:style-name="T56">ainda que não estivesse maturada na época.</text:span><text:span text:style-name="T47"> Além de forças que impulsionaram o crescimento desse sistema, também houve a falta de forças para impedi-lo. Com as famílias da corte imperial não dando a devida atenção à manutenção do poder </text:span><text:span text:style-name="T48">central, suas capacidades de manter </text:span><text:span text:style-name="T49">a ordem e impor a lei</text:span><text:span text:style-name="T48"> sobre o país, em particular das áreas rurais, foram gradualmente perdidas. </text:span><text:span text:style-name="T49">Como consequência, a segurança foi se privatizando até que houve a militarização da administração local e, mais </text:span><text:span text:style-name="T57">tarde</text:span><text:span text:style-name="T49">, da nacional também.</text:span></text:p>
      <text:p text:style-name="P31"><text:span text:style-name="T49"><text:tab/></text:span><text:span text:style-name="T50">A relação entre senhor e vassalo, mais especificamente entre o shogun e os </text:span><text:span text:style-name="T62">gokenins</text:span><text:span text:style-name="T50"> consituia-se de lealdade jurada do vassalo ao seu senhor em troca d</text:span><text:span text:style-name="T56">o recebimento de</text:span><text:span text:style-name="T50"> feudos como pagamento pelos serviços. Os vassalos, por suas vezes, governavam militarmente as terras que recebiam de forma mais eficiente que a corte imperial vinha fazendo. </text:span><text:span text:style-name="T51">Isso ocorria principalmente por estarem sempre em contato com assuntos administrativos e sociais relacionados a elas, diferente da nobreza que vivia em seu próprio mundo, distante dos terrenos que possuíam.</text:span></text:p>
      <text:p text:style-name="P31"><text:span text:style-name="T51"><text:tab/>A proximidade com os feudos não foi o único motivo de os </text:span><text:span text:style-name="T63">bushis</text:span><text:span text:style-name="T51"> se esforçarem em seus deveres. Muito de seu comportamente vinha da cultura de sua formação, da valorização da lealdade, da honra, da frugalidade. Acreditava</text:span><text:span text:style-name="T58">m</text:span><text:span text:style-name="T51"> que a humildade construía caráter, em contraste com o luxo que leva</text:span><text:span text:style-name="T58">va</text:span><text:span text:style-name="T51"> à fraqueza, </text:span><text:span text:style-name="T52">e </text:span><text:span text:style-name="T51">prezava muito pela honra do nome de sua família. </text:span><text:span text:style-name="T52">Esse comportamento também foi impulsionado pela </text:span><text:span text:style-name="T53">s</text:span><text:span text:style-name="T52">eita budista Zen, </text:span><text:span text:style-name="T58">apreciada pelos </text:span><text:span text:style-name="T65">bushis</text:span><text:span text:style-name="T58"> e </text:span><text:span text:style-name="T52">que dizia ser necessário rígida disciplina espiritual e física, </text:span><text:span text:style-name="T53">e </text:span><text:span text:style-name="T52">enfatizava a meditação </text:span><text:span text:style-name="T53">como meios de se alcançar a iluminação. Tal disciplina mental seria um meio de se adquiri</text:span><text:span text:style-name="T59">r</text:span><text:span text:style-name="T53"> auto confiança, auto conhecimento, e de se criar homens de ação e de forte caráter. </text:span><text:span text:style-name="T54">No entanto, apesar dos monastérios Zen serem muito utilizados pela aristocracia guerreira, a religião sempre se manteve afastada dos assuntos políticos do Japão.</text:span></text:p>
      <text:p text:style-name="P31"><text:span text:style-name="T54"><text:tab/>Conforme o tempo passou, os </text:span><text:span text:style-name="T64">bushis</text:span><text:span text:style-name="T54"> foram adquirindo cada vez mais poderes políticos, até chegarem ao ponto de desenvolverem uma imagem mística de si mesmos. Eles começaram a se ver como os únicos chefes competentes da sociedade japonesa e viam a corte imperial e os mercadores como figuras depravadas, corrompidas pelo dinheiro e </text:span><text:span text:style-name="T59">pelo </text:span><text:span text:style-name="T54">egoísmo, e centraram seu orgulho em uma profissão que, na teoria, dedicava-se ao seu general.</text:span></text:p>
      <text:p text:style-name="P38"><text:span text:style-name="T43"/></text:p>
      <text:p text:style-name="P38"><text:span text:style-name="T43"/></text:p>
      <text:p text:style-name="P39"><text:span text:style-name="T43">1.3 Final do Período Kamakura</text:span></text:p>
      <text:p text:style-name="P16"/>
      <text:p text:style-name="P13"><text:tab/><text:span text:style-name="T100">Ao final do século XIII, o sistema de </text:span><text:span text:style-name="T84">gokenins</text:span><text:span text:style-name="T100"> já estava muito enfraquecido, principalmente por causa dos gastos e falta de lucro com as invasões mongóis, e os patrimônios antes concedidos pelo shōgun terem se fragmentado em heranças escassas com o passar das gerações. Com isso, os </text:span><text:span text:style-name="T84">gokenins</text:span><text:span text:style-name="T100"> passaram a ter dificuldade em se manter a serviço de Kamakura e suas lealdades foram gradualmente transferidas para os </text:span><text:span text:style-name="T85">shugo</text:span><text:span text:style-name="T87">s</text:span><text:span text:style-name="T102"> e </text:span><text:span text:style-name="T85">jit</text:span><text:span text:style-name="T86">ō</text:span><text:span text:style-name="T87">s</text:span><text:span text:style-name="T101"> das terras em que trabalhavam, recebendo apoio econômico e proteção como pagamento.</text:span></text:p>
      <text:p text:style-name="P14"><text:tab/><text:span text:style-name="T103">Além dos conflitos políticos e sociais que vinham crescendo, a própria administração dos </text:span><text:span text:style-name="T88">sh</text:span><text:span text:style-name="T86">ō</text:span><text:span text:style-name="T88">ens</text:span><text:span text:style-name="T103"> enfrentava uma crise. Como eram propriedades administradas por um civil, apontado pela corte imperial, e um militar, apontado pelo shōgun, não é de se surpreender que havia divergências nas decisões tomadas pelas duas partes. Muitas famílias da nobreza tiveram que dividir suas terras fisicamente ao meio, de forma cada parte era administrada e pagava tributos para a pessoa em comando do pedaço. Por conta dessa divisão, as reclamações da corte sobre a falta de pagamento por parte da metade administrada pelos militares cresceram.</text:span></text:p>
      <text:p text:style-name="P14"/>
      <text:p text:style-name="P17">2. Restauração Ke<text:span text:style-name="T105">n</text:span>mu</text:p>
      <text:p text:style-name="P17"/>
      <text:p text:style-name="P18"><text:span text:style-name="T1"><text:tab/></text:span><text:span text:style-name="T3">Em 1331, o emperador Go-Daigo iniciou uma campanha para derrubar a família H</text:span><text:span text:style-name="T4">ō</text:span><text:span text:style-name="T3">j</text:span><text:span text:style-name="T4">ō, </text:span><text:span text:style-name="T3">com o sonho de restaurar o poder imperial que existiu no passado. Entretanto, sua revolta foi rapidamente reprimida pelas forças de Kamakura, e Go-Daigo foi exilado na ilha de Oki. Ao invés de se manter quieto em seu exílio, o imperador ficou divulgando sua causa em busca de simpatizantes. Em 1332, estava no comando de uma grande revolta, com diversos militares poderosos que resentiam os H</text:span><text:span text:style-name="T4">ō</text:span><text:span text:style-name="T3">j</text:span><text:span text:style-name="T4">ō, </text:span><text:span text:style-name="T3">destacando-se Ashikaga Takauji, que capturou Ky</text:span><text:span text:style-name="T4">ō</text:span><text:span text:style-name="T3">to, e Nitta Yoshisada, que destruiu Kamakura e a família H</text:span><text:span text:style-name="T4">ō</text:span><text:span text:style-name="T3">j</text:span><text:span text:style-name="T4">ō, </text:span><text:span text:style-name="T5">trazendo o período Kamakura ao seu fim.</text:span></text:p>
      <text:p text:style-name="P19"><text:span text:style-name="T4"><text:tab/></text:span><text:span text:style-name="T6">Entre os anos 1334 e 1336, Go-Daigo buscou realizar suas ambições de restaurar o poder imperial ao governo. Contudo, seus interesses eram bem distantes dos militares que o apoiaram. O imperador planejava reinstaurar os órgãos governamentais que existiram no passado e submeter os militares ao seu comando. Além disso, o pagamento feito aos apoiadores da revolução que destuiu a família H</text:span><text:span text:style-name="T4">ō</text:span><text:span text:style-name="T6">j</text:span><text:span text:style-name="T4">ō </text:span><text:span text:style-name="T6">foi muito abaixo do esperado. Como consequência, Ashikaga Takauji depôs Go-Daigo em 1336, capturou Ky</text:span><text:span text:style-name="T4">ō</text:span><text:span text:style-name="T6">to e criou seu próprio shogunato.</text:span></text:p>
      <text:p text:style-name="P15"><text:soft-page-break/><text:tab/>Go-Daigo fracassou em restaurar o poder imperial que tanto almejava, mas isso não o impediu de continuar batalhando por seu sonho. Seguido por membros da corte, ele conseguiu se estabelecer nas colinas de Yoshino e passou a alegar seu o legítimo soberano do Japão.</text:p>
      <text:p text:style-name="P19"><text:span text:style-name="T6"><text:tab/>Com duas figuras alegando serem as legítimas imperadoras, iniciou-se uma era em que o país esteve dividido entre duas cortes imperiais: a corte do norte, controlada por Ashikaga Takauji, e a corte do sul, controlada por Go-Daigo. Esse período, port</text:span><text:span text:style-name="T8">an</text:span><text:span text:style-name="T6">to, ficou conhecido como </text:span><text:span text:style-name="T91">Nanboku-ch</text:span><text:span text:style-name="T92">ō</text:span><text:span text:style-name="T4">, </text:span><text:span text:style-name="T6">o Período das Cortes do Norte e do Sul. </text:span><text:span text:style-name="T7">Essa disputa pelo trono serviu de motivo para diversos combates que ocorreram ao longo de seu período e teve como principal consequência o aumento da autoridade feudal e local.</text:span></text:p>
      <text:p text:style-name="P19"/>
      <text:p text:style-name="P20">3. Período <text:span text:style-name="T82">Nanboku-ch</text:span><text:span text:style-name="T84">ō</text:span></text:p>
      <text:p text:style-name="P20"><text:span text:style-name="T84"/></text:p>
      <text:p text:style-name="P22"><text:span text:style-name="T4"><text:tab/></text:span><text:span text:style-name="T13">Pela forma como o quadro político, social e econômico evoluiu no período Kamakura, </text:span><text:span text:style-name="T14">o poder dos militares sobrepor os civis seria apenas uma fatalidade. Ironicamente, as ações de Go-Daigo aceleraram esse processo por tentarem unir as administrações civis e militares sempre que possível. Como os </text:span><text:span text:style-name="T94">shugos</text:span><text:span text:style-name="T14"> eram indicados aos cargos e recebiam deveres de ambos os lados, os governadores militares herdaram grandes poderes quando a restauração do imperador fracassou.</text:span></text:p>
      <text:p text:style-name="P22"><text:span text:style-name="T4"><text:tab/></text:span><text:span text:style-name="T9">Existem alguns</text:span><text:span text:style-name="T8"> aspecto</text:span><text:span text:style-name="T9">s interessantes a serem destacados sobre</text:span><text:span text:style-name="T8"> este período, </text:span><text:span text:style-name="T9">além de ser uma época com dois imperadores ao mesmo tempo. </text:span><text:span text:style-name="T10">Como uma das cortes visava restaurar a glória do governo imperial (a do sul, de Go-Daigo) e a outra almejava um governo militar baseado no que existiu no período Kamakura (a do norte, de Ashikaga Takauji), é possível dizer que a ideologia dos dois períodos anteriores da história do Japão, Heian e Kamakura, estavam em conflito. </text:span><text:span text:style-name="T11">Além disso, como Takauji se tornou shogun em Ky</text:span><text:span text:style-name="T4">ō</text:span><text:span text:style-name="T11">to após expulsar Go-Daigo, que tentava reestabelecer o império, a cidade se tornou o local do shogunato, e não Kamakura como fora na era anterior.</text:span></text:p>
      <text:p text:style-name="P21"><text:span text:style-name="T11"><text:tab/></text:span><text:span text:style-name="T12">O plano social e político do final do Período Kamakura levou ao enfraquecimento da corte imperial e o fortalecimento da aristocracia militar tanto no plano local quanto no nacional. Ela ainda possuía alto prestígio e posse dos </text:span><text:span text:style-name="T93">sh</text:span><text:span text:style-name="T92">ō</text:span><text:span text:style-name="T93">ens</text:span><text:span text:style-name="T12">, mas perdeu completamente seus poderes políticos e de interferência em assuntos administrativos e fiscais, ficando a mercê dos </text:span><text:span text:style-name="T93">shugos</text:span><text:span text:style-name="T12"> para receber o dinheiro gerado pelas províncias.</text:span></text:p>
      <text:p text:style-name="P5"><text:soft-page-break/><text:tab/><text:span text:style-name="T104">Até agora, foi enfatizado como o poder administrativo, fiscal e político da corte imperial escapou para a aristocracia militar ao longo do período Kamakura e como isso resultou no shogunato do período </text:span><text:span text:style-name="T89">Nanboku-ch</text:span><text:span text:style-name="T97">ō</text:span><text:span text:style-name="T77">. No entanto, seria errôneo dizer que ele se estabilizou nas mãos do shogun que passou a se situar em Ky</text:span><text:span text:style-name="T76">ō</text:span><text:span text:style-name="T77">to. </text:span><text:span text:style-name="T78">A hegemonia Ashikaga dependia apenas da capacidade do shogun de controlar seus vassalos que, apesar de serem mais fracos individualmente, exerciam grande influencia nacional por conta da quantidade e de seus cargos em órgãos governamentais. </text:span><text:span text:style-name="T79">Os Ashikaga eram ricos e poderosos militarmente, mas não o suficiente para controlar o país inteiro, ainda mais com a presença da corte do sul. A solução adotada foi uma fr</text:span><text:span text:style-name="T80">á</text:span><text:span text:style-name="T79">gil aliança entre os governos militares locais e o shogun.</text:span></text:p>
      <text:p text:style-name="P33"/>
      <text:p text:style-name="P8">Con<text:span text:style-name="T106">clusão</text:span></text:p>
      <text:p text:style-name="P8"/>
      <text:p text:style-name="P8"><text:tab/><text:span text:style-name="T1">Considerações finais do texto</text:span></text:p>
      <text:p text:style-name="P4"/>
      <text:p text:style-name="P7">Bibliografia</text:p>
      <text:p text:style-name="P7"/>
      <text:p text:style-name="P1"><text:a xlink:type="simple" xlink:href="https://www.slideshare.net/colegiogeniosdofuturo/modelo-formatao-artigo-cientfico" text:style-name="Internet_20_link" text:visited-style-name="Visited_20_Internet_20_Link"><text:span text:style-name="T17">https://www.slideshare.net/colegiogeniosdofuturo/modelo-formatao-artigo-cientfico</text:span></text:a></text:p>
      <text:p text:style-name="P1"><text:a xlink:type="simple" xlink:href="https://edisciplinas.usp.br/pluginfile.php/389223/mod_resource/content/1/FORMATAÇÃO%20DO%20ARTIGO%20CIENTÍFICO.pdf" text:style-name="Internet_20_link" text:visited-style-name="Visited_20_Internet_20_Link"><text:span text:style-name="T17">https://edisciplinas.usp.br/pluginfile.php/389223/mod_resource/content/1/FORMATA%C3%87%C3%83O%20DO%20ARTIGO%20CIENT%C3%8DFICO.pdf</text:span></text:a></text:p>
      <text:p text:style-name="P4">http://www.academia.edu/18936537/El_Imperio_Japon%C3%A9s_-_John_Whitney_Hall</text:p>
      <text:p text:style-name="P4">Japan, from prehistory to modern timesby John Whitney Hall. <text:span text:style-name="T16">FEA, 952 H177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1799in" fo:margin-bottom="0.7874in" fo:margin-left="1.1799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0:02:30.743719581</meta:creation-date>
    <dc:date>2018-10-27T18:08:48.169026728</dc:date>
    <meta:editing-duration>PT9H46M58S</meta:editing-duration>
    <meta:editing-cycles>64</meta:editing-cycles>
    <meta:generator>LibreOffice/6.0.6.2$Linux_X86_64 LibreOffice_project/00m0$Build-2</meta:generator>
    <meta:document-statistic meta:table-count="0" meta:image-count="0" meta:object-count="0" meta:page-count="6" meta:paragraph-count="38" meta:word-count="1931" meta:character-count="12522" meta:non-whitespace-character-count="10605"/>
  </office:meta>
</office:document-meta>
</file>